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165cm" table:align="left"/>
    </style:style>
    <style:style style:name="Table1.A" style:family="table-column">
      <style:table-column-properties style:column-width="3.535cm"/>
    </style:style>
    <style:style style:name="Table1.B" style:family="table-column">
      <style:table-column-properties style:column-width="5.6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va Multithreading Locks – A Complete Guide</text:h>
      <text:h text:style-name="Heading_20_2" text:outline-level="2">Introduction</text:h>
      <text:p text:style-name="Text_20_body">Concurrency is at the heart of modern Java applications—web servers, microservices, batch systems, and real-time data pipelines all rely on safe and efficient multithreading. To coordinate access to shared resources, Java provides a rich set of <text:span text:style-name="Strong_20_Emphasis">locking mechanisms</text:span>, each designed for specific performance, fairness, and correctness goals.</text:p>
      <text:p text:style-name="Text_20_body">This article provides a <text:span text:style-name="Strong_20_Emphasis">comprehensive, interview-ready, and production-oriented</text:span> guide to all major kinds of locks in Java, including:</text:p>
      <text:list text:style-name="L1">
        <text:list-item>
          <text:p text:style-name="P1">What each lock is</text:p>
        </text:list-item>
        <text:list-item>
          <text:p text:style-name="P1">Why it exists</text:p>
        </text:list-item>
        <text:list-item>
          <text:p text:style-name="P1">How it works internally</text:p>
        </text:list-item>
        <text:list-item>
          <text:p text:style-name="P1">When to use it (and when not to)</text:p>
        </text:list-item>
        <text:list-item>
          <text:p text:style-name="P1">Common pitfalls</text:p>
        </text:list-item>
      </text:list>
      <text:p text:style-name="Horizontal_20_Line"/>
      <text:h text:style-name="Heading_20_2" text:outline-level="2">1. Intrinsic Locks (Monitor Locks / <text:span text:style-name="Source_20_Text">synchronized</text:span>)</text:h>
      <text:h text:style-name="Heading_20_3" text:outline-level="3">What It Is</text:h>
      <text:p text:style-name="Text_20_body">Every Java object has an intrinsic lock (monitor). The <text:span text:style-name="Source_20_Text">synchronized</text:span> keyword uses this lock to enforce <text:span text:style-name="Strong_20_Emphasis">mutual exclusion</text:span>.</text:p>
      <text:h text:style-name="Heading_20_3" text:outline-level="3">How It Works</text:h>
      <text:list text:style-name="L2">
        <text:list-item>
          <text:p text:style-name="P2">A thread acquires the object’s monitor before entering a synchronized block or method</text:p>
        </text:list-item>
        <text:list-item>
          <text:p text:style-name="P2">Only one thread can hold the monitor at a time</text:p>
        </text:list-item>
        <text:list-item>
          <text:p text:style-name="P2">Lock is released automatically when the block exits (even on exception)</text:p>
        </text:list-item>
      </text:list>
      <text:h text:style-name="Heading_20_3" text:outline-level="3">Example</text:h>
      <text:p text:style-name="Preformatted_20_Text"><text:span text:style-name="Source_20_Text">public synchronized void increment() {</text:span></text:p>
      <text:p text:style-name="Preformatted_20_Text"><text:span text:style-name="Source_20_Text"><text:s text:c="4"/>count++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ynchronized (this) {</text:span></text:p>
      <text:p text:style-name="Preformatted_20_Text"><text:span text:style-name="Source_20_Text"><text:s text:c="4"/>count++;</text:span></text:p>
      <text:p text:style-name="P3"><text:span text:style-name="Source_20_Text">}</text:span></text:p>
      <text:h text:style-name="Heading_20_3" text:outline-level="3">Purpose</text:h>
      <text:list text:style-name="L3">
        <text:list-item>
          <text:p text:style-name="P4">Protect shared mutable state</text:p>
        </text:list-item>
        <text:list-item>
          <text:p text:style-name="P4"><text:soft-page-break/>Ensure memory visibility (happens-before guarantees)</text:p>
        </text:list-item>
      </text:list>
      <text:h text:style-name="Heading_20_3" text:outline-level="3">Pros</text:h>
      <text:list text:style-name="L4">
        <text:list-item>
          <text:p text:style-name="P5">Simple and safe</text:p>
        </text:list-item>
        <text:list-item>
          <text:p text:style-name="P5">Automatic lock release</text:p>
        </text:list-item>
        <text:list-item>
          <text:p text:style-name="P5">JVM-level optimizations</text:p>
        </text:list-item>
      </text:list>
      <text:h text:style-name="Heading_20_3" text:outline-level="3">Cons</text:h>
      <text:list text:style-name="L5">
        <text:list-item>
          <text:p text:style-name="P6">No fairness control</text:p>
        </text:list-item>
        <text:list-item>
          <text:p text:style-name="P6">No timeout or try-lock</text:p>
        </text:list-item>
        <text:list-item>
          <text:p text:style-name="P6">Single condition queue (<text:span text:style-name="Source_20_Text">wait/notify</text:span> only)</text:p>
        </text:list-item>
      </text:list>
      <text:h text:style-name="Heading_20_3" text:outline-level="3">When to Use</text:h>
      <text:list text:style-name="L6">
        <text:list-item>
          <text:p text:style-name="P7">Simple synchronization</text:p>
        </text:list-item>
        <text:list-item>
          <text:p text:style-name="P7">Low contention</text:p>
        </text:list-item>
        <text:list-item>
          <text:p text:style-name="P7">Legacy or straightforward code</text:p>
        </text:list-item>
      </text:list>
      <text:p text:style-name="Horizontal_20_Line"/>
      <text:h text:style-name="Heading_20_2" text:outline-level="2">2. Explicit Locks (<text:span text:style-name="Source_20_Text">ReentrantLock</text:span>)</text:h>
      <text:h text:style-name="Heading_20_3" text:outline-level="3">What It Is</text:h>
      <text:p text:style-name="Text_20_body"><text:span text:style-name="Source_20_Text">ReentrantLock</text:span> is part of <text:span text:style-name="Source_20_Text">java.util.concurrent.locks</text:span> and provides <text:span text:style-name="Strong_20_Emphasis">explicit, programmatic control</text:span> over locking.</text:p>
      <text:h text:style-name="Heading_20_3" text:outline-level="3">Example</text:h>
      <text:p text:style-name="Preformatted_20_Text"><text:span text:style-name="Source_20_Text">Lock lock = new ReentrantLock();</text:span></text:p>
      <text:p text:style-name="Preformatted_20_Text"/>
      <text:p text:style-name="Preformatted_20_Text"><text:span text:style-name="Source_20_Text">lock.lock();</text:span></text:p>
      <text:p text:style-name="Preformatted_20_Text"><text:span text:style-name="Source_20_Text">try {</text:span></text:p>
      <text:p text:style-name="Preformatted_20_Text"><text:span text:style-name="Source_20_Text"><text:s text:c="4"/>count++;</text:span></text:p>
      <text:p text:style-name="Preformatted_20_Text"><text:span text:style-name="Source_20_Text">} finally {</text:span></text:p>
      <text:p text:style-name="Preformatted_20_Text"><text:span text:style-name="Source_20_Text"><text:s text:c="4"/>lock.unlock();</text:span></text:p>
      <text:p text:style-name="P3"><text:span text:style-name="Source_20_Text">}</text:span></text:p>
      <text:h text:style-name="Heading_20_3" text:outline-level="3">Key Features</text:h>
      <text:list text:style-name="L7">
        <text:list-item>
          <text:p text:style-name="P8">Reentrant (same thread can acquire multiple times)</text:p>
        </text:list-item>
        <text:list-item>
          <text:p text:style-name="P8"><text:span text:style-name="Source_20_Text">tryLock()</text:span> with or without timeout</text:p>
        </text:list-item>
        <text:list-item>
          <text:p text:style-name="P8">Interruptible lock acquisition</text:p>
        </text:list-item>
        <text:list-item>
          <text:p text:style-name="P8">Optional fairness policy</text:p>
        </text:list-item>
      </text:list>
      <text:h text:style-name="Heading_20_3" text:outline-level="3"><text:soft-page-break/>Purpose</text:h>
      <text:list text:style-name="L8">
        <text:list-item>
          <text:p text:style-name="P9">Avoid deadlocks</text:p>
        </text:list-item>
        <text:list-item>
          <text:p text:style-name="P9">Handle complex locking logic</text:p>
        </text:list-item>
        <text:list-item>
          <text:p text:style-name="P9">Provide advanced control</text:p>
        </text:list-item>
      </text:list>
      <text:h text:style-name="Heading_20_3" text:outline-level="3">When to Use</text:h>
      <text:list text:style-name="L9">
        <text:list-item>
          <text:p text:style-name="P10">High contention systems</text:p>
        </text:list-item>
        <text:list-item>
          <text:p text:style-name="P10">Need for timeout or fairness</text:p>
        </text:list-item>
        <text:list-item>
          <text:p text:style-name="P10">Complex coordination logic</text:p>
        </text:list-item>
      </text:list>
      <text:p text:style-name="Horizontal_20_Line"/>
      <text:h text:style-name="Heading_20_2" text:outline-level="2">3. Fair vs Unfair Locks</text:h>
      <text:h text:style-name="Heading_20_3" text:outline-level="3">Fair Lock</text:h>
      <text:list text:style-name="L10">
        <text:list-item>
          <text:p text:style-name="P11">Threads acquire lock in FIFO order</text:p>
        </text:list-item>
        <text:list-item>
          <text:p text:style-name="P11">Prevents starvation</text:p>
        </text:list-item>
        <text:list-item>
          <text:p text:style-name="P11">Slightly slower due to scheduling overhead</text:p>
        </text:list-item>
      </text:list>
      <text:p text:style-name="P3"><text:span text:style-name="Source_20_Text">new ReentrantLock(true); // fair</text:span></text:p>
      <text:h text:style-name="Heading_20_3" text:outline-level="3">Unfair Lock (Default)</text:h>
      <text:list text:style-name="L11">
        <text:list-item>
          <text:p text:style-name="P12">Threads may barge ahead</text:p>
        </text:list-item>
        <text:list-item>
          <text:p text:style-name="P12">Higher throughput</text:p>
        </text:list-item>
        <text:list-item>
          <text:p text:style-name="P12">Possible starvation</text:p>
        </text:list-item>
      </text:list>
      <text:p text:style-name="P3"><text:span text:style-name="Source_20_Text">new ReentrantLock(); // unfair</text:span></text:p>
      <text:h text:style-name="Heading_20_3" text:outline-level="3">When to Choose</text:h>
      <text:list text:style-name="L12">
        <text:list-item>
          <text:p text:style-name="P13"><text:span text:style-name="Strong_20_Emphasis">Fair</text:span>: long-running, user-facing tasks</text:p>
        </text:list-item>
        <text:list-item>
          <text:p text:style-name="P13"><text:span text:style-name="Strong_20_Emphasis">Unfair</text:span>: high-throughput systems</text:p>
        </text:list-item>
      </text:list>
      <text:p text:style-name="Horizontal_20_Line"/>
      <text:h text:style-name="Heading_20_2" text:outline-level="2">4. Read–Write Locks (<text:span text:style-name="Source_20_Text">ReentrantReadWriteLock</text:span>)</text:h>
      <text:h text:style-name="Heading_20_3" text:outline-level="3">What It Is</text:h>
      <text:p text:style-name="Text_20_body">Allows <text:span text:style-name="Strong_20_Emphasis">multiple readers</text:span> to access shared data simultaneously, while <text:span text:style-name="Strong_20_Emphasis">writers get exclusive access</text:span>.</text:p>
      <text:h text:style-name="Heading_20_3" text:outline-level="3">Example</text:h>
      <text:p text:style-name="Preformatted_20_Text"><text:span text:style-name="Source_20_Text">ReadWriteLock rwLock = new ReentrantReadWriteLock();</text:span></text:p>
      <text:p text:style-name="Preformatted_20_Text"><text:soft-page-break/></text:p>
      <text:p text:style-name="Preformatted_20_Text"><text:span text:style-name="Source_20_Text">rwLock.readLock().lock();</text:span></text:p>
      <text:p text:style-name="Preformatted_20_Text"><text:span text:style-name="Source_20_Text">try {</text:span></text:p>
      <text:p text:style-name="Preformatted_20_Text"><text:span text:style-name="Source_20_Text"><text:s text:c="4"/>readData();</text:span></text:p>
      <text:p text:style-name="Preformatted_20_Text"><text:span text:style-name="Source_20_Text">} finally {</text:span></text:p>
      <text:p text:style-name="Preformatted_20_Text"><text:span text:style-name="Source_20_Text"><text:s text:c="4"/>rwLock.readLock().unlock();</text:span></text:p>
      <text:p text:style-name="P3"><text:span text:style-name="Source_20_Text">}</text:span></text:p>
      <text:h text:style-name="Heading_20_3" text:outline-level="3">Purpose</text:h>
      <text:list text:style-name="L13">
        <text:list-item>
          <text:p text:style-name="P14">Improve scalability in read-heavy systems</text:p>
        </text:list-item>
      </text:list>
      <text:h text:style-name="Heading_20_3" text:outline-level="3">Pros</text:h>
      <text:list text:style-name="L14">
        <text:list-item>
          <text:p text:style-name="P15">High read concurrency</text:p>
        </text:list-item>
        <text:list-item>
          <text:p text:style-name="P15">Better throughput than exclusive locks</text:p>
        </text:list-item>
      </text:list>
      <text:h text:style-name="Heading_20_3" text:outline-level="3">Cons</text:h>
      <text:list text:style-name="L15">
        <text:list-item>
          <text:p text:style-name="P16">Writer starvation possible</text:p>
        </text:list-item>
        <text:list-item>
          <text:p text:style-name="P16">More complex than <text:span text:style-name="Source_20_Text">synchronized</text:span></text:p>
        </text:list-item>
      </text:list>
      <text:h text:style-name="Heading_20_3" text:outline-level="3">When to Use</text:h>
      <text:list text:style-name="L16">
        <text:list-item>
          <text:p text:style-name="P17">Caches</text:p>
        </text:list-item>
        <text:list-item>
          <text:p text:style-name="P17">Configuration stores</text:p>
        </text:list-item>
        <text:list-item>
          <text:p text:style-name="P17">In-memory databases</text:p>
        </text:list-item>
      </text:list>
      <text:p text:style-name="Horizontal_20_Line"/>
      <text:h text:style-name="Heading_20_2" text:outline-level="2">5. Optimistic Locks (CAS – Compare And Swap)</text:h>
      <text:h text:style-name="Heading_20_3" text:outline-level="3">What It Is</text:h>
      <text:p text:style-name="Text_20_body">Non-blocking synchronization using CPU atomic instructions. Implemented via <text:span text:style-name="Source_20_Text">Atomic*</text:span> classes.</text:p>
      <text:h text:style-name="Heading_20_3" text:outline-level="3">Example</text:h>
      <text:p text:style-name="Preformatted_20_Text"><text:span text:style-name="Source_20_Text">AtomicInteger counter = new AtomicInteger(0);</text:span></text:p>
      <text:p text:style-name="P3"><text:span text:style-name="Source_20_Text">counter.incrementAndGet();</text:span></text:p>
      <text:h text:style-name="Heading_20_3" text:outline-level="3">Purpose</text:h>
      <text:list text:style-name="L17">
        <text:list-item>
          <text:p text:style-name="P18">Avoid blocking and context switches</text:p>
        </text:list-item>
        <text:list-item>
          <text:p text:style-name="P18">Maximize throughput</text:p>
        </text:list-item>
      </text:list>
      <text:h text:style-name="Heading_20_3" text:outline-level="3">Characteristics</text:h>
      <text:list text:style-name="L18">
        <text:list-item>
          <text:p text:style-name="P19">Lock-free</text:p>
        </text:list-item>
        <text:list-item>
          <text:p text:style-name="P19">Uses spinning instead of blocking</text:p>
        </text:list-item>
        <text:list-item>
          <text:p text:style-name="P19"><text:soft-page-break/>Can suffer under high contention</text:p>
        </text:list-item>
      </text:list>
      <text:h text:style-name="Heading_20_3" text:outline-level="3">When to Use</text:h>
      <text:list text:style-name="L19">
        <text:list-item>
          <text:p text:style-name="P20">Counters</text:p>
        </text:list-item>
        <text:list-item>
          <text:p text:style-name="P20">Metrics</text:p>
        </text:list-item>
        <text:list-item>
          <text:p text:style-name="P20">Low-collision updates</text:p>
        </text:list-item>
      </text:list>
      <text:p text:style-name="Horizontal_20_Line"/>
      <text:h text:style-name="Heading_20_2" text:outline-level="2">6. StampedLock (Java 8+)</text:h>
      <text:h text:style-name="Heading_20_3" text:outline-level="3">What It Is</text:h>
      <text:p text:style-name="Text_20_body">An advanced lock supporting <text:span text:style-name="Strong_20_Emphasis">optimistic reads</text:span>, <text:span text:style-name="Strong_20_Emphasis">read locks</text:span>, and <text:span text:style-name="Strong_20_Emphasis">write locks</text:span>.</text:p>
      <text:h text:style-name="Heading_20_3" text:outline-level="3">Example</text:h>
      <text:p text:style-name="Preformatted_20_Text"><text:span text:style-name="Source_20_Text">long stamp = lock.tryOptimisticRead();</text:span></text:p>
      <text:p text:style-name="Preformatted_20_Text"><text:span text:style-name="Source_20_Text">int value = data;</text:span></text:p>
      <text:p text:style-name="Preformatted_20_Text"><text:span text:style-name="Source_20_Text">if (!lock.validate(stamp)) {</text:span></text:p>
      <text:p text:style-name="Preformatted_20_Text"><text:span text:style-name="Source_20_Text"><text:s text:c="4"/>stamp = lock.readLock();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value = data;</text:span></text:p>
      <text:p text:style-name="Preformatted_20_Text"><text:span text:style-name="Source_20_Text"><text:s text:c="4"/>} finally {</text:span></text:p>
      <text:p text:style-name="Preformatted_20_Text"><text:span text:style-name="Source_20_Text"><text:s text:c="8"/>lock.unlockRead(stamp);</text:span></text:p>
      <text:p text:style-name="Preformatted_20_Text"><text:span text:style-name="Source_20_Text"><text:s text:c="4"/>}</text:span></text:p>
      <text:p text:style-name="P3"><text:span text:style-name="Source_20_Text">}</text:span></text:p>
      <text:h text:style-name="Heading_20_3" text:outline-level="3">Purpose</text:h>
      <text:list text:style-name="L20">
        <text:list-item>
          <text:p text:style-name="P21">High-performance read-heavy workloads</text:p>
        </text:list-item>
      </text:list>
      <text:h text:style-name="Heading_20_3" text:outline-level="3">Pros</text:h>
      <text:list text:style-name="L21">
        <text:list-item>
          <text:p text:style-name="P22">Faster than ReadWriteLock</text:p>
        </text:list-item>
        <text:list-item>
          <text:p text:style-name="P22">Optimistic reads avoid locking</text:p>
        </text:list-item>
      </text:list>
      <text:h text:style-name="Heading_20_3" text:outline-level="3">Cons</text:h>
      <text:list text:style-name="L22">
        <text:list-item>
          <text:p text:style-name="P23">Not reentrant</text:p>
        </text:list-item>
        <text:list-item>
          <text:p text:style-name="P23">Complex API</text:p>
        </text:list-item>
      </text:list>
      <text:h text:style-name="Heading_20_3" text:outline-level="3">When to Use</text:h>
      <text:list text:style-name="L23">
        <text:list-item>
          <text:p text:style-name="P24">Very high-throughput systems</text:p>
        </text:list-item>
        <text:list-item>
          <text:p text:style-name="P24">Mostly-read data structures</text:p>
        </text:list-item>
      </text:list>
      <text:p text:style-name="Horizontal_20_Line"/>
      <text:h text:style-name="Heading_20_2" text:outline-level="2"><text:soft-page-break/>7. Spin Locks</text:h>
      <text:h text:style-name="Heading_20_3" text:outline-level="3">What It Is</text:h>
      <text:p text:style-name="Text_20_body">Threads repeatedly check for lock availability instead of blocking.</text:p>
      <text:h text:style-name="Heading_20_3" text:outline-level="3">Purpose</text:h>
      <text:list text:style-name="L24">
        <text:list-item>
          <text:p text:style-name="P25">Avoid context switching</text:p>
        </text:list-item>
        <text:list-item>
          <text:p text:style-name="P25">Used internally with CAS</text:p>
        </text:list-item>
      </text:list>
      <text:h text:style-name="Heading_20_3" text:outline-level="3">Use Case</text:h>
      <text:list text:style-name="L25">
        <text:list-item>
          <text:p text:style-name="P26">Very short critical sections</text:p>
        </text:list-item>
        <text:list-item>
          <text:p text:style-name="P26">JVM internals</text:p>
        </text:list-item>
      </text:list>
      <text:p text:style-name="Horizontal_20_Line"/>
      <text:h text:style-name="Heading_20_2" text:outline-level="2">8. Semaphore</text:h>
      <text:h text:style-name="Heading_20_3" text:outline-level="3">What It Is</text:h>
      <text:p text:style-name="Text_20_body">Permit-based lock controlling how many threads can access a resource simultaneously.</text:p>
      <text:h text:style-name="Heading_20_3" text:outline-level="3">Example</text:h>
      <text:p text:style-name="Preformatted_20_Text"><text:span text:style-name="Source_20_Text">Semaphore semaphore = new Semaphore(3);</text:span></text:p>
      <text:p text:style-name="Preformatted_20_Text"><text:span text:style-name="Source_20_Text">semaphore.acquire();</text:span></text:p>
      <text:p text:style-name="Preformatted_20_Text"><text:span text:style-name="Source_20_Text">try {</text:span></text:p>
      <text:p text:style-name="Preformatted_20_Text"><text:span text:style-name="Source_20_Text"><text:s text:c="4"/>useResource();</text:span></text:p>
      <text:p text:style-name="Preformatted_20_Text"><text:span text:style-name="Source_20_Text">} finally {</text:span></text:p>
      <text:p text:style-name="Preformatted_20_Text"><text:span text:style-name="Source_20_Text"><text:s text:c="4"/>semaphore.release();</text:span></text:p>
      <text:p text:style-name="P3"><text:span text:style-name="Source_20_Text">}</text:span></text:p>
      <text:h text:style-name="Heading_20_3" text:outline-level="3">Purpose</text:h>
      <text:list text:style-name="L26">
        <text:list-item>
          <text:p text:style-name="P27">Resource pool management</text:p>
        </text:list-item>
      </text:list>
      <text:h text:style-name="Heading_20_3" text:outline-level="3">When to Use</text:h>
      <text:list text:style-name="L27">
        <text:list-item>
          <text:p text:style-name="P28">Database connection pools</text:p>
        </text:list-item>
        <text:list-item>
          <text:p text:style-name="P28">Rate limiting</text:p>
        </text:list-item>
      </text:list>
      <text:p text:style-name="Horizontal_20_Line"/>
      <text:h text:style-name="Heading_20_2" text:outline-level="2">9. Coordination Locks</text:h>
      <text:h text:style-name="Heading_20_3" text:outline-level="3">CountDownLatch</text:h>
      <text:list text:style-name="L28">
        <text:list-item>
          <text:p text:style-name="P29">One-time synchronization aid</text:p>
        </text:list-item>
        <text:list-item>
          <text:p text:style-name="P29">Threads wait until count reaches zero</text:p>
        </text:list-item>
      </text:list>
      <text:h text:style-name="Heading_20_3" text:outline-level="3"><text:soft-page-break/>CyclicBarrier</text:h>
      <text:list text:style-name="L29">
        <text:list-item>
          <text:p text:style-name="P30">Reusable barrier</text:p>
        </text:list-item>
        <text:list-item>
          <text:p text:style-name="P30">All threads wait for each other</text:p>
        </text:list-item>
      </text:list>
      <text:h text:style-name="Heading_20_3" text:outline-level="3">Purpose</text:h>
      <text:list text:style-name="L30">
        <text:list-item>
          <text:p text:style-name="P31">Thread orchestration</text:p>
        </text:list-item>
        <text:list-item>
          <text:p text:style-name="P31">Batch job coordination</text:p>
        </text:list-item>
      </text:list>
      <text:p text:style-name="Horizontal_20_Line"/>
      <text:h text:style-name="Heading_20_2" text:outline-level="2">10. Deadlock, Livelock, and Starvation</text:h>
      <text:h text:style-name="Heading_20_3" text:outline-level="3">Deadlock</text:h>
      <text:p text:style-name="Text_20_body">Threads block forever waiting for each other’s locks.</text:p>
      <text:h text:style-name="Heading_20_3" text:outline-level="3">Livelock</text:h>
      <text:p text:style-name="Text_20_body">Threads are active but make no progress.</text:p>
      <text:h text:style-name="Heading_20_3" text:outline-level="3">Starvation</text:h>
      <text:p text:style-name="Text_20_body">Thread never gets CPU or lock access.</text:p>
      <text:h text:style-name="Heading_20_3" text:outline-level="3">Prevention Strategies</text:h>
      <text:list text:style-name="L31">
        <text:list-item>
          <text:p text:style-name="P32">Lock ordering</text:p>
        </text:list-item>
        <text:list-item>
          <text:p text:style-name="P32">Timeouts</text:p>
        </text:list-item>
        <text:list-item>
          <text:p text:style-name="P32">Fair locks</text:p>
        </text:list-item>
      </text:list>
      <text:p text:style-name="Horizontal_20_Line"/>
      <text:h text:style-name="Heading_20_2" text:outline-level="2">11. JVM Lock Optimizations (Advanced)</text:h>
      <text:list text:style-name="L32">
        <text:list-item>
          <text:p text:style-name="P33"><text:span text:style-name="Strong_20_Emphasis">Biased locking</text:span> (removed in Java 15)</text:p>
        </text:list-item>
        <text:list-item>
          <text:p text:style-name="P33"><text:span text:style-name="Strong_20_Emphasis">Lightweight locking</text:span> (CAS + spinning)</text:p>
        </text:list-item>
        <text:list-item>
          <text:p text:style-name="P33"><text:span text:style-name="Strong_20_Emphasis">Heavyweight locking</text:span> (OS mutex)</text:p>
        </text:list-item>
        <text:list-item>
          <text:p text:style-name="P33"><text:span text:style-name="Strong_20_Emphasis">Lock elimination</text:span></text:p>
        </text:list-item>
        <text:list-item>
          <text:p text:style-name="P33"><text:span text:style-name="Strong_20_Emphasis">Lock coarsening</text:span></text:p>
        </text:list-item>
      </text:list>
      <text:p text:style-name="Horizontal_20_Line"/>
      <text:h text:style-name="Heading_20_2" text:outline-level="2">12. Real-World Use Case Mappi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cenario</text:p>
            </table:table-cell>
            <table:table-cell table:style-name="Table1.A1" office:value-type="string">
              <text:p text:style-name="Table_20_Heading">Recommended Lock</text:p>
            </table:table-cell>
          </table:table-row>
        </table:table-header-rows>
        <table:table-row>
          <table:table-cell table:style-name="Table1.A1" office:value-type="string">
            <text:p text:style-name="Table_20_Contents">Counter / metrics</text:p>
          </table:table-cell>
          <table:table-cell table:style-name="Table1.A1" office:value-type="string">
            <text:p text:style-name="Table_20_Contents">Atomic classes</text:p>
          </table:table-cell>
        </table:table-row>
        <text:soft-page-break/>
        <table:table-row>
          <table:table-cell table:style-name="Table1.A1" office:value-type="string">
            <text:p text:style-name="Table_20_Contents">Cache (read-heavy)</text:p>
          </table:table-cell>
          <table:table-cell table:style-name="Table1.A1" office:value-type="string">
            <text:p text:style-name="Table_20_Contents">ReadWriteLock / StampedLock</text:p>
          </table:table-cell>
        </table:table-row>
        <table:table-row>
          <table:table-cell table:style-name="Table1.A1" office:value-type="string">
            <text:p text:style-name="Table_20_Contents">DB pool</text:p>
          </table:table-cell>
          <table:table-cell table:style-name="Table1.A1" office:value-type="string">
            <text:p text:style-name="Table_20_Contents">Semaphore</text:p>
          </table:table-cell>
        </table:table-row>
        <table:table-row>
          <table:table-cell table:style-name="Table1.A1" office:value-type="string">
            <text:p text:style-name="Table_20_Contents">Simple sync</text:p>
          </table:table-cell>
          <table:table-cell table:style-name="Table1.A1" office:value-type="string">
            <text:p text:style-name="Table_20_Contents">synchronized</text:p>
          </table:table-cell>
        </table:table-row>
        <table:table-row>
          <table:table-cell table:style-name="Table1.A1" office:value-type="string">
            <text:p text:style-name="Table_20_Contents">High contention</text:p>
          </table:table-cell>
          <table:table-cell table:style-name="Table1.A1" office:value-type="string">
            <text:p text:style-name="Table_20_Contents">ReentrantLock</text:p>
          </table:table-cell>
        </table:table-row>
      </table:table>
      <text:p text:style-name="Horizontal_20_Line"/>
      <text:h text:style-name="Heading_20_2" text:outline-level="2">Conclusion</text:h>
      <text:p text:style-name="Text_20_body">Java offers a <text:span text:style-name="Strong_20_Emphasis">spectrum of locking mechanisms</text:span>, from simple intrinsic locks to highly optimized non-blocking and optimistic strategies. Choosing the right lock depends on <text:span text:style-name="Strong_20_Emphasis">contention level, fairness needs, performance goals, and code complexity</text:span>.</text:p>
      <text:p text:style-name="Text_20_body">A strong Java engineer understands not just <text:span text:style-name="Emphasis">how</text:span> to use locks—but <text:span text:style-name="Emphasis">why</text:span>, <text:span text:style-name="Emphasis">when</text:span>, and <text:span text:style-name="Emphasis">what trade-offs</text:span> they introduce.</text:p>
      <text:p text:style-name="Horizontal_20_Line"/>
      <text:h text:style-name="Heading_20_2" text:outline-level="2">Interview-Ready Summary</text:h>
      <text:p text:style-name="Quotations">Java provides intrinsic, explicit, read-write, optimistic, and coordination locks. Each exists to balance correctness, performance, and fairness. Selecting the right lock is a design decision driven by contention patterns and system requirements.</text:p>
      <text:p text:style-name="Horizontal_20_Line"/>
      <text:p text:style-name="Text_20_body"><text:span text:style-name="Emphasis">End of Articl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20:29:08.482174500</meta:creation-date>
    <dc:date>2025-12-24T20:29:15.152282600</dc:date>
    <meta:editing-duration>PT6S</meta:editing-duration>
    <meta:editing-cycles>1</meta:editing-cycles>
    <meta:document-statistic meta:table-count="1" meta:image-count="0" meta:object-count="0" meta:page-count="8" meta:paragraph-count="212" meta:word-count="895" meta:character-count="5840" meta:non-whitespace-character-count="5175"/>
    <meta:generator>LibreOffice/25.8.3.2$Windows_X86_64 LibreOffice_project/8ca8d55c161d602844f5428fa4b58097424e324e</meta:generator>
  </office:meta>
</office:document-meta>
</file>